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Linux Libertine" svg:font-family="'Linux Libertine', Georgia, Times, 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>
      <style:text-properties officeooo:rsid="0007881b" officeooo:paragraph-rsid="0007881b"/>
    </style:style>
    <style:style style:name="P10" style:family="paragraph" style:parent-style-name="Standard">
      <style:paragraph-properties fo:break-before="page"/>
      <style:text-properties officeooo:rsid="0007881b" officeooo:paragraph-rsid="0007881b"/>
    </style:style>
    <style:style style:name="P11" style:family="paragraph" style:parent-style-name="Text_20_body">
      <style:text-properties officeooo:rsid="0007881b" officeooo:paragraph-rsid="0007881b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 style:writing-mode="lr-tb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size-complex="12pt" style:font-style-complex="normal" loext:padding="0in" loext:border="none"/>
    </style:style>
    <style:style style:name="P13" style:family="paragraph" style:parent-style-name="Standard" style:list-style-name="L1">
      <style:text-properties officeooo:rsid="0003d3a3" officeooo:paragraph-rsid="0003d3a3"/>
    </style:style>
    <style:style style:name="P14" style:family="paragraph" style:parent-style-name="Standard">
      <style:text-properties officeooo:rsid="0007881b" officeooo:paragraph-rsid="000a5fae"/>
    </style:style>
    <style:style style:name="P15" style:family="paragraph" style:parent-style-name="Standard">
      <style:text-properties officeooo:paragraph-rsid="000da8ce"/>
    </style:style>
    <style:style style:name="P16" style:family="paragraph" style:parent-style-name="Standard">
      <style:text-properties officeooo:rsid="000f8604" officeooo:paragraph-rsid="000f8604"/>
    </style:style>
    <style:style style:name="P17" style:family="paragraph" style:parent-style-name="Text_20_body">
      <style:text-properties fo:font-variant="normal" fo:text-transform="none" fo:color="#000000" style:font-name="Times New Roman" fo:letter-spacing="normal" fo:font-style="normal" fo:font-weight="normal" officeooo:rsid="0007881b" officeooo:paragraph-rsid="000a5fae"/>
    </style:style>
    <style:style style:name="P18" style:family="paragraph" style:parent-style-name="Text_20_body">
      <style:text-properties fo:font-variant="normal" fo:text-transform="none" fo:color="#000000" style:font-name="Times New Roman" fo:letter-spacing="normal" fo:font-style="normal" fo:font-weight="bold" officeooo:rsid="00107034" officeooo:paragraph-rsid="00107034" style:font-weight-asian="bold" style:font-weight-complex="bold"/>
    </style:style>
    <style:style style:name="P19" style:family="paragraph" style:parent-style-name="Text_20_body">
      <style:text-properties officeooo:paragraph-rsid="00107034"/>
    </style:style>
    <style:style style:name="P20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bold" officeooo:rsid="0007881b" officeooo:paragraph-rsid="000a5f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fo:font-weight="bold" officeooo:rsid="0008159b" style:font-weight-asian="bold" style:font-weight-complex="bold"/>
    </style:style>
    <style:style style:name="T6" style:family="text">
      <style:text-properties fo:font-weight="bold" officeooo:rsid="000da8ce" style:font-weight-asian="bold" style:font-weight-complex="bold"/>
    </style:style>
    <style:style style:name="T7" style:family="text">
      <style:text-properties officeooo:rsid="0003cc5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officeooo:rsid="0003d3a3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07881b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107034"/>
    </style:style>
    <style:style style:name="T13" style:family="text">
      <style:text-properties fo:font-variant="normal" fo:text-transform="none" fo:color="#000000" style:font-name="Times New Roman" fo:letter-spacing="normal" fo:font-style="normal" officeooo:rsid="0007881b"/>
    </style:style>
    <style:style style:name="T14" style:family="text">
      <style:text-properties fo:font-variant="normal" fo:text-transform="none" fo:color="#000000" style:font-name="Times New Roman" fo:letter-spacing="normal" fo:font-style="normal" officeooo:rsid="00107034"/>
    </style:style>
    <style:style style:name="T15" style:family="text">
      <style:text-properties fo:font-variant="normal" fo:text-transform="none" fo:color="#000000" style:font-name="Times New Roman" fo:letter-spacing="normal" fo:font-style="normal" fo:font-weight="bold" officeooo:rsid="0007881b" style:font-weight-asian="bold" style:font-weight-complex="bold"/>
    </style:style>
    <style:style style:name="T16" style:family="text">
      <style:text-properties fo:font-variant="normal" fo:text-transform="none" fo:color="#000000" style:font-name="Times New Roman" fo:letter-spacing="normal" fo:font-style="normal" fo:font-weight="bold" officeooo:rsid="00107034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45666" style:font-style-asian="italic" style:font-style-complex="italic"/>
    </style:style>
    <style:style style:name="T19" style:family="text">
      <style:text-properties fo:font-style="italic" officeooo:rsid="000a5fae" style:font-style-asian="italic" style:font-style-complex="italic"/>
    </style:style>
    <style:style style:name="T20" style:family="text">
      <style:text-properties fo:font-style="italic" officeooo:rsid="000be993" style:font-style-asian="italic" style:font-style-complex="italic"/>
    </style:style>
    <style:style style:name="T21" style:family="text">
      <style:text-properties fo:font-style="italic" officeooo:rsid="000f8604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a5fae" style:font-style-asian="italic" style:font-weight-asian="bold" style:font-style-complex="italic" style:font-weight-complex="bold"/>
    </style:style>
    <style:style style:name="T24" style:family="text">
      <style:text-properties officeooo:rsid="0003d3a3"/>
    </style:style>
    <style:style style:name="T25" style:family="text">
      <style:text-properties officeooo:rsid="00045666"/>
    </style:style>
    <style:style style:name="T26" style:family="text">
      <style:text-properties style:text-position="sub 58%" officeooo:rsid="00045666"/>
    </style:style>
    <style:style style:name="T27" style:family="text">
      <style:text-properties style:text-position="sub 58%" fo:font-style="italic" officeooo:rsid="00045666" style:font-style-asian="italic" style:font-style-complex="italic"/>
    </style:style>
    <style:style style:name="T28" style:family="text">
      <style:text-properties style:text-position="sub 58%" fo:font-style="italic" officeooo:rsid="0004ff1a" style:font-style-asian="italic" style:font-style-complex="italic"/>
    </style:style>
    <style:style style:name="T29" style:family="text">
      <style:text-properties style:text-position="sub 58%" fo:font-style="italic" officeooo:rsid="000a5fae" style:font-style-asian="italic" style:font-style-complex="italic"/>
    </style:style>
    <style:style style:name="T30" style:family="text">
      <style:text-properties style:text-position="sub 58%" fo:font-style="italic" officeooo:rsid="000be993" style:font-style-asian="italic" style:font-style-complex="italic"/>
    </style:style>
    <style:style style:name="T31" style:family="text">
      <style:text-properties style:text-position="sub 58%" fo:font-style="italic" officeooo:rsid="000f8604" style:font-style-asian="italic" style:font-style-complex="italic"/>
    </style:style>
    <style:style style:name="T32" style:family="text">
      <style:text-properties style:text-position="sub 58%" fo:font-style="italic" officeooo:rsid="000a5fae" style:font-style-asian="italic" style:font-weight-asian="normal" style:font-style-complex="italic" style:font-weight-complex="normal"/>
    </style:style>
    <style:style style:name="T33" style:family="text">
      <style:text-properties style:text-position="sub 58%" fo:font-style="italic" fo:font-weight="bold" officeooo:rsid="000a5fae" style:font-style-asian="italic" style:font-weight-asian="bold" style:font-style-complex="italic" style:font-weight-complex="bold"/>
    </style:style>
    <style:style style:name="T34" style:family="text">
      <style:text-properties style:text-position="0% 100%" officeooo:rsid="00045666"/>
    </style:style>
    <style:style style:name="T35" style:family="text">
      <style:text-properties style:text-position="0% 100%" fo:font-weight="bold" officeooo:rsid="00045666" style:font-weight-asian="bold" style:font-weight-complex="bold"/>
    </style:style>
    <style:style style:name="T36" style:family="text">
      <style:text-properties style:text-position="0% 100%" fo:font-style="italic" officeooo:rsid="00045666" style:font-style-asian="italic" style:font-style-complex="italic"/>
    </style:style>
    <style:style style:name="T37" style:family="text">
      <style:text-properties style:text-position="0% 100%" fo:font-style="italic" officeooo:rsid="000a5fae" style:font-style-asian="italic" style:font-style-complex="italic"/>
    </style:style>
    <style:style style:name="T38" style:family="text">
      <style:text-properties fo:color="#454545" style:font-name="Arial1" fo:font-size="11.25pt" fo:letter-spacing="normal" fo:font-weight="normal" fo:background-color="#ffffff" loext:char-shading-value="0" loext:padding="0in" loext:border="none"/>
    </style:style>
    <style:style style:name="T39" style:family="text">
      <style:text-properties style:font-name="Times New Roman" fo:font-style="normal" style:font-style-asian="normal" style:font-style-complex="normal"/>
    </style:style>
    <style:style style:name="T40" style:family="text">
      <style:text-properties fo:color="#000000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41" style:family="text">
      <style:text-properties fo:color="#000000" style:font-name="Times New Roman" fo:font-size="14pt" fo:letter-spacing="normal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2" style:family="text">
      <style:text-properties fo:color="#000000" style:font-name="Times New Roman" fo:font-size="14pt" fo:letter-spacing="normal" fo:font-style="normal" fo:font-weight="bold" officeooo:rsid="000da8ce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3" style:family="text">
      <style:text-properties fo:color="#000000" style:font-name="Times New Roman" fo:font-size="14pt" fo:letter-spacing="normal" fo:font-style="normal" fo:font-weight="bold" officeooo:rsid="0007881b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4" style:family="text">
      <style:text-properties officeooo:rsid="000a5fae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officeooo:rsid="000a5fae" style:font-size-asian="14pt" style:font-size-complex="14pt"/>
    </style:style>
    <style:style style:name="T47" style:family="text">
      <style:text-properties style:font-style-asian="normal" style:font-style-complex="normal"/>
    </style:style>
    <style:style style:name="T48" style:family="text">
      <style:text-properties officeooo:rsid="000a5fae" style:font-style-asian="normal" style:font-style-complex="normal"/>
    </style:style>
    <style:style style:name="T49" style:family="text">
      <style:text-properties officeooo:rsid="000da8ce"/>
    </style:style>
    <style:style style:name="T50" style:family="text">
      <style:text-properties style:text-underline-style="solid" style:text-underline-type="double" style:text-underline-width="auto" style:text-underline-color="font-color"/>
    </style:style>
    <style:style style:name="T51" style:family="text">
      <style:text-properties officeooo:rsid="0010703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444463950848" text:id="ct94444463950848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66109216" text:id="ct94444466109216">
          <text:insertion>
            <office:change-info>
              <dc:creator>Unknown Author</dc:creator>
              <dc:date>2019-08-17T11:31:05</dc:date>
            </office:change-info>
          </text:insertion>
        </text:changed-region>
        <text:changed-region xml:id="ct94444482232320" text:id="ct94444482232320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71050224" text:id="ct9444447105022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80726288" text:id="ct94444480726288">
          <text:insertion>
            <office:change-info>
              <dc:creator>Unknown Author</dc:creator>
              <dc:date>2019-08-17T11:30:51</dc:date>
            </office:change-info>
          </text:insertion>
        </text:changed-region>
        <text:changed-region xml:id="ct94444468917984" text:id="ct9444446891798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61363936" text:id="ct94444461363936">
          <text:deletion>
            <office:change-info>
              <dc:creator>Unknown Author</dc:creator>
              <dc:date>2019-08-17T11:19:40</dc:date>
            </office:change-info>
            <text:p text:style-name="P14"><text:s/>{</text:p>
          </text:deletion>
        </text:changed-region>
        <text:changed-region xml:id="ct94444429179360" text:id="ct94444429179360">
          <text:deletion>
            <office:change-info>
              <dc:creator>Unknown Author</dc:creator>
              <dc:date>2019-08-17T11:18:11</dc:date>
            </office:change-info>
            <text:p text:style-name="P14">\displaystyle r}</text:p>
          </text:deletion>
        </text:changed-region>
        <text:changed-region xml:id="ct94444421104912" text:id="ct94444421104912">
          <text:format-change>
            <office:change-info>
              <dc:creator>Unknown Author</dc:creator>
              <dc:date>2019-08-17T11:19:45</dc:date>
            </office:change-info>
          </text:format-change>
        </text:changed-region>
        <text:changed-region xml:id="ct94444421858000" text:id="ct94444421858000">
          <text:deletion>
            <office:change-info>
              <dc:creator>Unknown Author</dc:creator>
              <dc:date>2019-08-17T11:19:56</dc:date>
            </office:change-info>
            <text:p text:style-name="P14"><text:s/>{\displaystyle c}</text:p>
          </text:deletion>
        </text:changed-region>
        <text:changed-region xml:id="ct94444432027792" text:id="ct94444432027792">
          <text:format-change>
            <office:change-info>
              <dc:creator>Unknown Author</dc:creator>
              <dc:date>2019-08-17T11:19:59</dc:date>
            </office:change-info>
          </text:format-change>
        </text:changed-region>
        <text:changed-region xml:id="ct94444433007616" text:id="ct94444433007616">
          <text:deletion>
            <office:change-info>
              <dc:creator>Unknown Author</dc:creator>
              <dc:date>2019-08-17T11:20:06</dc:date>
            </office:change-info>
            <text:p text:style-name="P14"><text:s/>{\displaystyle r}</text:p>
          </text:deletion>
        </text:changed-region>
        <text:changed-region xml:id="ct94444420493072" text:id="ct94444420493072">
          <text:format-change>
            <office:change-info>
              <dc:creator>Unknown Author</dc:creator>
              <dc:date>2019-08-17T11:20:12</dc:date>
            </office:change-info>
          </text:format-change>
        </text:changed-region>
        <text:changed-region xml:id="ct94444429206992" text:id="ct94444429206992">
          <text:deletion>
            <office:change-info>
              <dc:creator>Unknown Author</dc:creator>
              <dc:date>2019-08-17T11:20:16</dc:date>
            </office:change-info>
            <text:p text:style-name="P14"><text:s/>{\displaystyle c}</text:p>
          </text:deletion>
        </text:changed-region>
        <text:changed-region xml:id="ct94444477295840" text:id="ct94444477295840">
          <text:format-change>
            <office:change-info>
              <dc:creator>Unknown Author</dc:creator>
              <dc:date>2019-08-17T11:20:25</dc:date>
            </office:change-info>
          </text:format-change>
        </text:changed-region>
        <text:changed-region xml:id="ct94444473357072" text:id="ct94444473357072">
          <text:format-change>
            <office:change-info>
              <dc:creator>Unknown Author</dc:creator>
              <dc:date>2019-08-17T11:20:19</dc:date>
            </office:change-info>
          </text:format-change>
        </text:changed-region>
        <text:changed-region xml:id="ct94444477316368" text:id="ct94444477316368">
          <text:deletion>
            <office:change-info>
              <dc:creator>Unknown Author</dc:creator>
              <dc:date>2019-08-17T11:20:29</dc:date>
            </office:change-info>
            <text:p text:style-name="P14"><text:s/>{\displaystyle c}</text:p>
          </text:deletion>
        </text:changed-region>
        <text:changed-region xml:id="ct94444429219600" text:id="ct94444429219600">
          <text:format-change>
            <office:change-info>
              <dc:creator>Unknown Author</dc:creator>
              <dc:date>2019-08-17T11:20:33</dc:date>
            </office:change-info>
          </text:format-change>
        </text:changed-region>
        <text:changed-region xml:id="ct94444421176096" text:id="ct94444421176096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1872352" text:id="ct94444461872352">
          <text:insertion>
            <office:change-info>
              <dc:creator>Unknown Author</dc:creator>
              <dc:date>2019-08-17T11:47:55</dc:date>
            </office:change-info>
          </text:insertion>
        </text:changed-region>
        <text:changed-region xml:id="ct94444479771360" text:id="ct94444479771360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3840496" text:id="ct94444463840496">
          <text:insertion>
            <office:change-info>
              <dc:creator>Unknown Author</dc:creator>
              <dc:date>2019-08-17T11:49:59</dc:date>
            </office:change-info>
          </text:insertion>
        </text:changed-region>
        <text:changed-region xml:id="ct94444469181984" text:id="ct94444469181984">
          <text:insertion>
            <office:change-info>
              <dc:creator>Unknown Author</dc:creator>
              <dc:date>2019-08-17T11:50:00</dc:date>
            </office:change-info>
          </text:insertion>
        </text:changed-region>
        <text:changed-region xml:id="ct94444470007104" text:id="ct94444470007104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8666784" text:id="ct94444468666784">
          <text:insertion>
            <office:change-info>
              <dc:creator>Unknown Author</dc:creator>
              <dc:date>2019-08-17T11:31:09</dc:date>
            </office:change-info>
          </text:insertion>
        </text:changed-region>
        <text:changed-region xml:id="ct94444476820272" text:id="ct94444476820272">
          <text:deletion>
            <office:change-info>
              <dc:creator>Unknown Author</dc:creator>
              <dc:date>2019-08-17T11:20:39</dc:date>
            </office:change-info>
            <text:p text:style-name="P14">Finding the optimal solution is NP-hard</text:p>
          </text:deletion>
        </text:changed-region>
        <text:changed-region xml:id="ct94444474911360" text:id="ct94444474911360">
          <text:deletion>
            <office:change-info>
              <dc:creator>Unknown Author</dc:creator>
              <dc:date>2019-08-17T11:44:34</dc:date>
            </office:change-info>
            <text:p text:style-name="P14"/>
            <text:p text:style-name="P16"/>
          </text:deletion>
        </text:changed-region>
        <text:changed-region xml:id="ct94444466194080" text:id="ct94444466194080">
          <text:deletion>
            <office:change-info>
              <dc:creator>Unknown Author</dc:creator>
              <dc:date>2019-08-17T11:41:17</dc:date>
            </office:change-info>
            <text:p text:style-name="P16"/>
            <text:p text:style-name="P1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ful algorithms</text:p>
      <text:p text:style-name="P2"/>
      <text:p text:style-name="P2"><text:span text:style-name="T7">I</text:span><text:span text:style-name="T3">D3 Algorithm Pseudocode </text:span><text:span text:style-name="T7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7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7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7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7">5. Find the split set {X*</text:span><text:span text:style-name="T8">∈</text:span><text:span text:style-name="T9">S*</text:span><text:span text:style-name="T7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24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24">)</text:span></text:p>
      <text:p text:style-name="P4"/>
      <text:list xml:id="list1093486363" text:style-name="L1">
        <text:list-item>
          <text:p text:style-name="P13">Check for the above base cases.</text:p>
        </text:list-item>
        <text:list-item>
          <text:p text:style-name="P13">For each attribute a, find the normalized information gain ratio from splitting on a.</text:p>
        </text:list-item>
        <text:list-item>
          <text:p text:style-name="P13">Let a_best be the attribute with the highest normalized information gain.</text:p>
        </text:list-item>
        <text:list-item>
          <text:p text:style-name="P13">Create a decision node that splits on a_best.</text:p>
        </text:list-item>
        <text:list-item>
          <text:p text:style-name="P13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25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25">)</text:span></text:p>
      <text:p text:style-name="P5"/>
      <text:p text:style-name="P5"><text:span text:style-name="T25">To generate </text:span><text:span text:style-name="T18">c</text:span><text:span text:style-name="T25"> classifiers: </text:span></text:p>
      <text:p text:style-name="P6"><text:span text:style-name="T1">for</text:span> <text:span text:style-name="T17">i=</text:span>1 to <text:span text:style-name="T17">c</text:span> <text:span text:style-name="T1">do</text:span></text:p>
      <text:p text:style-name="P5"><text:span text:style-name="T25"><text:tab/>Randomly sample the training data </text:span><text:span text:style-name="T18">D</text:span><text:span text:style-name="T25"> with replacement to produce </text:span><text:span text:style-name="T18">D</text:span><text:span text:style-name="T27">i</text:span></text:p>
      <text:p text:style-name="P5"><text:span text:style-name="T26"><text:tab/></text:span><text:span text:style-name="T25">Create a root node, </text:span><text:span text:style-name="T18">N</text:span><text:span text:style-name="T27">i</text:span><text:span text:style-name="T25"> containing </text:span><text:span text:style-name="T18">D</text:span><text:span text:style-name="T27">i</text:span><text:span text:style-name="T25"> </text:span></text:p>
      <text:p text:style-name="P5"><text:span text:style-name="T25"><text:tab/>Call BuildTree( </text:span><text:span text:style-name="T18">Ni</text:span><text:span text:style-name="T25"> ) </text:span></text:p>
      <text:p text:style-name="P8">end for </text:p>
      <text:p text:style-name="P5"><text:span text:style-name="T2">BuildTree(N):</text:span><text:span text:style-name="T25"> </text:span></text:p>
      <text:p text:style-name="P5"><text:span text:style-name="T2">if</text:span><text:span text:style-name="T25"> <text:s/>N contains instances of only one class </text:span><text:span text:style-name="T2">then</text:span><text:span text:style-name="T25"> </text:span></text:p>
      <text:p text:style-name="P5"><text:span text:style-name="T25"><text:tab/></text:span><text:span text:style-name="T2">return</text:span><text:span text:style-name="T25"> </text:span></text:p>
      <text:p text:style-name="P8">else</text:p>
      <text:p text:style-name="P5"><text:span text:style-name="T25"><text:tab/>Randomly select x% o of the possible splitting features in </text:span><text:span text:style-name="T18">N</text:span></text:p>
      <text:p text:style-name="P5"><text:span text:style-name="T25"><text:tab/>Select the feature </text:span><text:span text:style-name="T18">F</text:span><text:span text:style-name="T25"> with the highest information gain to split on</text:span></text:p>
      <text:p text:style-name="P5"><text:span text:style-name="T25"><text:tab/>Create f child nodes of </text:span><text:span text:style-name="T18">N</text:span><text:span text:style-name="T25">, </text:span><text:span text:style-name="T18">N</text:span><text:span text:style-name="T27">1</text:span><text:span text:style-name="T25">, … , </text:span><text:span text:style-name="T18">N</text:span><text:span text:style-name="T27">f</text:span><text:span text:style-name="T25"> , where F has </text:span><text:span text:style-name="T18">f</text:span><text:span text:style-name="T25"> possible values (</text:span><text:span text:style-name="T18">F</text:span><text:span text:style-name="T27">1</text:span><text:span text:style-name="T25">, … , </text:span><text:span text:style-name="T18">F</text:span><text:span text:style-name="T27">f</text:span><text:span text:style-name="T34">)</text:span></text:p>
      <text:p text:style-name="P5"><text:span text:style-name="T34"><text:tab/></text:span><text:span text:style-name="T35">for</text:span><text:span text:style-name="T36"> i=</text:span><text:span text:style-name="T34">1 to f </text:span><text:span text:style-name="T35">do</text:span></text:p>
      <text:p text:style-name="P5"><text:span text:style-name="T34"><text:tab/><text:tab/></text:span><text:span text:style-name="T25">Set the contents of </text:span><text:span text:style-name="T18">N</text:span><text:span text:style-name="T27">i</text:span><text:span text:style-name="T25"> to </text:span><text:span text:style-name="T18">D</text:span><text:span text:style-name="T27">i</text:span><text:span text:style-name="T25">, where </text:span><text:span text:style-name="T18">D</text:span><text:span text:style-name="T28">i</text:span><text:span text:style-name="T25"> is all instances in </text:span><text:span text:style-name="T18">N</text:span><text:span text:style-name="T25"> that match </text:span><text:span text:style-name="T18">F</text:span><text:span text:style-name="T27">i</text:span></text:p>
      <text:p text:style-name="P5"><text:span text:style-name="T26"><text:tab/><text:tab/></text:span><text:span text:style-name="T34">Call</text:span><text:span text:style-name="T25"> BuildTree( </text:span><text:span text:style-name="T18">N</text:span><text:span text:style-name="T27">i</text:span><text:span text:style-name="T25">) </text:span></text:p>
      <text:p text:style-name="P5"><text:span text:style-name="T25"><text:tab/></text:span><text:span text:style-name="T2">end</text:span><text:span text:style-name="T25"> </text:span><text:span text:style-name="T2">for</text:span><text:span text:style-name="T25"> </text:span></text:p>
      <text:p text:style-name="P5"><text:span text:style-name="T2">end</text:span><text:span text:style-name="T25"> </text:span><text:span text:style-name="T2">if</text:span><text:span text:style-name="T25"> </text:span></text:p>
      <text:p text:style-name="P10">Algorithmic Problems</text:p>
      <text:p text:style-name="P9"/>
      <text:p text:style-name="P15"><text:span text:style-name="T5">Fuzzy matching (Similar data matching)</text:span><text:change-start text:change-id="ct94444463950848"/><text:span text:style-name="T5"> </text:span><text:span text:style-name="T6">(</text:span><text:change-end text:change-id="ct94444463950848"/><text:change-start text:change-id="ct94444466109216"/><text:a xlink:type="simple" xlink:href="https://www.datasciencecentral.com/profiles/blogs/fuzzy-matching-algorithms-to-help-data-scientists-match-similar" text:style-name="Internet_20_link" text:visited-style-name="Visited_20_Internet_20_Link">https://www.datasciencecentral.com/profiles/blogs/fuzzy-matching-algorithms-to-help-data-scientists-match-similar</text:a><text:change-end text:change-id="ct94444466109216"/><text:change-start text:change-id="ct94444482232320"/><text:span text:style-name="T6">)</text:span><text:change-end text:change-id="ct94444482232320"/></text:p>
      <text:p text:style-name="P9"><text:span text:style-name="Emphasis"><text:span text:style-name="T40">Fuzzy matching is a technique used in computer-assisted translation as a special case of record linkage. It works with matches that may be less than 100% perfect when finding correspondences between segments of a text and entries in a database of previous translations. It usually operates at sentence-level segments, but some translation technology allows matching at a phrasal level. It is used when the translator is working with translation memory.</text:span></text:span></text:p>
      <text:p text:style-name="P9"><text:span text:style-name="Emphasis"><text:span text:style-name="T40"/></text:span></text:p>
      <text:p text:style-name="P11"><text:span text:style-name="Strong_20_Emphasis"><text:span text:style-name="T10">n-gram</text:span></text:span></text:p>
      <text:p text:style-name="P12">n-gram is a contiguous sequence of n items from a given sequence of text or speech. The items can be phonemes, syllables, letters, words or base pairs according to the application. An n-gram model is a type of probabilistic language model for predicting the next item in such a sequence in the form of a (n − 1)–order Markov model.</text:p>
      <text:p text:style-name="P9"><text:span text:style-name="Emphasis"><text:span text:style-name="T38"/></text:span></text:p>
      <text:p text:style-name="P9"><text:span text:style-name="Emphasis"><text:span text:style-name="T38"/></text:span></text:p>
      <text:p text:style-name="P15"><text:change-start text:change-id="ct94444471050224"/><text:span text:style-name="Emphasis"><text:span text:style-name="T43">Capacitated minimum spanning tree</text:span></text:span><text:change-end text:change-id="ct94444471050224"/><text:change-start text:change-id="ct94444480726288"/><text:span text:style-name="Emphasis"><text:span text:style-name="T43"> </text:span></text:span><text:span text:style-name="Emphasis"><text:span text:style-name="T42">(</text:span></text:span><text:a xlink:type="simple" xlink:href="https://en.wikipedia.org/wiki/Capacitated_minimum_spanning_tree" text:style-name="Internet_20_link" text:visited-style-name="Visited_20_Internet_20_Link"><text:span text:style-name="Emphasis">https://en.wikipedia.org/wiki/Capacitated_minimum_spanning_tree</text:span></text:a><text:span text:style-name="Emphasis"><text:span text:style-name="T42">)</text:span></text:span><text:change-end text:change-id="ct94444480726288"/><text:change-start text:change-id="ct94444468917984"/></text:p>
      <text:p text:style-name="P14"><text:change-end text:change-id="ct94444468917984"/><text:span text:style-name="T39">Capacitated minimum spanning tree is </text:span>a minimal cost spanning tree of a graph that has a designated root node<text:change text:change-id="ct94444461363936"/><text:change text:change-id="ct94444429179360"/> <text:change-start text:change-id="ct94444421104912"/><text:span text:style-name="T22">r</text:span><text:change-end text:change-id="ct94444421104912"/> and satisfies the capacity constraint<text:change text:change-id="ct94444421858000"/> <text:change-start text:change-id="ct94444432027792"/><text:span text:style-name="T22">c</text:span><text:change-end text:change-id="ct94444432027792"/>. The capacity constraint ensures that all subtrees (maximal subgraphs connected to the root by a single edge) incident on the root node<text:change text:change-id="ct94444433007616"/> <text:change-start text:change-id="ct94444420493072"/><text:span text:style-name="T22">r</text:span><text:change-end text:change-id="ct94444420493072"/> have no more than<text:change text:change-id="ct94444429206992"/> <text:change-start text:change-id="ct94444477295840"/><text:span text:style-name="T22">c</text:span><text:change-end text:change-id="ct94444477295840"/> nodes. If the tree nodes have weights, then the capacity constraint may be interpreted as follows: the sum of weights in any <text:change-start text:change-id="ct94444473357072"/>subtree<text:change-end text:change-id="ct94444473357072"/> should be no greater than<text:change text:change-id="ct94444477316368"/> <text:change-start text:change-id="ct94444429219600"/><text:span text:style-name="T22">c</text:span><text:change-end text:change-id="ct94444429219600"/>. The edges connecting the subgraphs to the root node are called gates. <text:change-start text:change-id="ct94444421176096"/></text:p>
      <text:p text:style-name="P14"/>
      <text:h text:style-name="P20" text:outline-level="3"><text:bookmark text:name="Esau-Williams_heuristic[2]"/>Esau-Williams heuristic</text:h>
      <text:p text:style-name="P17">Esau-Williams heuristic finds suboptimal CMST that are very close to the exact solutions, but on average EW produces better results than many other heuristics.</text:p>
      <text:p text:style-name="P17">Initially, all nodes are connected to the root <text:span text:style-name="T22">r</text:span> (star graph) and the network's cost is <draw:frame draw:style-name="fr1" draw:name="Object1" text:anchor-type="as-char" svg:y="-0.2807in" svg:width="0.5016in" svg:height="0.4484in" draw:z-index="0"><draw:object xlink:href="./Object 1" xlink:type="simple" xlink:show="embed" xlink:actuate="onLoad"/><draw:image xlink:href="./ObjectReplacements/Object 1" xlink:type="simple" xlink:show="embed" xlink:actuate="onLoad"/></draw:frame>; each of these edges is a gate. At each iteration, we seek the closest neighbor <text:span text:style-name="T21">a</text:span><text:span text:style-name="T31">j</text:span> for every node in <text:span text:style-name="T46">G</text:span><text:span text:style-name="T44"> -</text:span><text:span text:style-name="T19"> r</text:span><text:span text:style-name="T17"> </text:span>and evaluate the tradeoff function: <text:span text:style-name="T19">t</text:span><text:span text:style-name="T48">(</text:span><text:span text:style-name="T19">a</text:span><text:span text:style-name="T29">i</text:span><text:span text:style-name="T48">) = </text:span><text:span text:style-name="T19">g</text:span><text:span text:style-name="T29">i </text:span><text:span text:style-name="T37">- c</text:span><text:span text:style-name="T29">ij</text:span><text:span text:style-name="T47">.</text:span> We look for the greatest <text:span text:style-name="T19">t</text:span><text:span text:style-name="T44">(</text:span><text:span text:style-name="T19">a</text:span><text:span text:style-name="T29">i</text:span><text:span text:style-name="T44">)</text:span> among the positive tradeoffs and, if the resulting subtree does not violate the capacity constraints, remove the gate <text:span text:style-name="T19">g</text:span><text:span text:style-name="T29">i</text:span> connecting the <text:span text:style-name="T17">i</text:span>-th subtree to <text:span text:style-name="T19">a</text:span><text:span text:style-name="T32">i</text:span> by an edge <text:span text:style-name="T20">c</text:span><text:span text:style-name="T30">ij</text:span>. We repeat the iterations until we can not make any further improvements to the tree.</text:p>
      <text:p text:style-name="P17"/>
      <text:p text:style-name="P17"/>
      <text:p text:style-name="P17"/>
      <text:p text:style-name="P17"/>
      <text:p text:style-name="P17"/>
      <text:p text:style-name="P19"><text:soft-page-break/><text:span text:style-name="T15">Minimum spanning tree</text:span><text:span text:style-name="T16">(</text:span><text:change-end text:change-id="ct94444421176096"/><text:change-start text:change-id="ct94444461872352"/><text:a xlink:type="simple" xlink:href="https://en.wikipedia.org/wiki/Minimum_spanning_tree" text:style-name="Internet_20_link" text:visited-style-name="Visited_20_Internet_20_Link"><text:span text:style-name="T1">https://en.wikipedia.org/wiki/Minimum_spanning_tree</text:span></text:a><text:change-end text:change-id="ct94444461872352"/><text:change-start text:change-id="ct94444479771360"/><text:span text:style-name="T16">)</text:span></text:p>
      <text:p text:style-name="P17">A minimum spanning tree (MST) or minimum weight spanning tree is a subset of the edges of a connected, edge-weighted undirected graph that connects all the vertices together, without any cycles and with the minimum possible total edge weight. That is, it is a spanning tree whose sum of edge weights is as small as possible. More generally, any edge-weighted undirected graph (not necessarily connected) has a minimum spanning forest, which is a union of the minimum spanning trees for its connected components.</text:p>
      <text:p text:style-name="P17"/>
      <text:p text:style-name="P18">Prim<text:change-end text:change-id="ct94444479771360"/><text:change-start text:change-id="ct94444463840496"/>’s A<text:change-end text:change-id="ct94444463840496"/><text:change-start text:change-id="ct94444469181984"/>lgorithm<text:change-end text:change-id="ct94444469181984"/><text:change-start text:change-id="ct94444470007104"/></text:p>
      <text:p text:style-name="P17">Prim's (also known as Jarník's) algorithm is a greedy algorithm that finds a minimum spanning tree for a weighted undirected graph. This means it finds a subset of the edges that forms a tree that includes every vertex, where the total weight of all the edges in the tree is minimized. The algorithm operates by building this tree one vertex at a time, from an arbitrary starting vertex, at each step adding the cheapest possible connection from the tree to another vertex.</text:p>
      <text:p text:style-name="P17"/>
      <text:p text:style-name="P17"/>
      <text:p text:style-name="P14"><text:change-end text:change-id="ct94444470007104"/><text:change-start text:change-id="ct94444468666784"/></text:p>
      <text:p text:style-name="P14"><text:change-end text:change-id="ct94444468666784"/><text:change text:change-id="ct94444476820272"/><text:change text:change-id="ct94444474911360"/><text:change text:change-id="ct944444661940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Linux Libertine" svg:font-family="'Linux Libertine', Georgia, Times, 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1:53:44.133315649</dc:date>
    <meta:editing-duration>PT1H1M55S</meta:editing-duration>
    <meta:editing-cycles>11</meta:editing-cycles>
    <meta:generator>LibreOffice/6.2.5.2$Linux_X86_64 LibreOffice_project/20$Build-2</meta:generator>
    <meta:document-statistic meta:table-count="0" meta:image-count="0" meta:object-count="1" meta:page-count="4" meta:paragraph-count="68" meta:word-count="1019" meta:character-count="6525" meta:non-whitespace-character-count="543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sub>
        <mi>C</mi>
        <mi mathvariant="italic">ri</mi>
      </msub>
    </mrow>
    <annotation encoding="StarMath 5.0">sum from{i=0} to{n} C sub ri</annotation>
  </semantics>
</math>
</file>